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맑은 고딕" svg:font-family="'맑은 고딕'" style:font-family-generic="modern"/>
    <style:font-face style:name="맑은 고딕1" svg:font-family="'맑은 고딕', 'Noto Sans KR', 돋움, 돋움체, 굴림, 굴림체, 'Courier New'" style:font-family-generic="modern" style:font-pitch="fixed"/>
    <style:font-face style:name="맑은 고딕2" svg:font-family="'맑은 고딕'" style:font-family-generic="system" style:font-pitch="variable"/>
    <style:font-face style:name="맑은 고딕3" svg:font-family="'맑은 고딕'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8.297cm"/>
    </style:style>
    <style:style style:name="co7" style:family="table-column">
      <style:table-column-properties fo:break-before="auto" style:column-width="6.264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2" style:family="table-cell" style:parent-style-name="Default" style:data-style-name="N0">
      <style:table-cell-properties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5" style:family="table-cell" style:parent-style-name="Default" style:data-style-name="N0">
      <style:table-cell-properties fo:background-color="#ffff00" fo:wrap-option="wrap" style:vertical-align="middle"/>
      <style:text-properties style:font-name="맑은 고딕" fo:font-size="11pt" style:font-name-asian="맑은 고딕3" style:font-size-asian="11pt" style:font-name-complex="맑은 고딕3" style:font-size-complex="11pt"/>
    </style:style>
    <style:style style:name="ce7" style:family="table-cell" style:parent-style-name="Default" style:data-style-name="N0">
      <style:table-cell-properties fo:wrap-option="wrap" style:vertical-align="middle"/>
      <style:text-properties style:font-name="맑은 고딕1" fo:font-size="11pt" style:font-name-asian="맑은 고딕1" style:font-size-asian="11pt" style:font-name-complex="맑은 고딕1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5" office:value-type="string" calcext:value-type="string">
            <text:p>파라미터</text:p>
          </table:table-cell>
          <table:table-cell table:style-name="ce1" office:value-type="string" calcext:value-type="string">
            <text:p>반환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userid, password, nickname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userid, password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7" office:value-type="string" calcext:value-type="string">
            <text:p>userid, password, nickname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5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5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eviation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ev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5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best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5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title, content, password</text:p>
          </table:table-cell>
          <table:table-cell/>
          <table:table-cell table:style-name="ce8"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5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tle, content, password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like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5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dislike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4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content, password, prev_commen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맑은 고딕" svg:font-family="'맑은 고딕'" style:font-family-generic="modern"/>
    <style:font-face style:name="맑은 고딕1" svg:font-family="'맑은 고딕', 'Noto Sans KR', 돋움, 돋움체, 굴림, 굴림체, 'Courier New'" style:font-family-generic="modern" style:font-pitch="fixed"/>
    <style:font-face style:name="맑은 고딕2" svg:font-family="'맑은 고딕'" style:font-family-generic="system" style:font-pitch="variable"/>
    <style:font-face style:name="맑은 고딕3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00/00/00</text:date>, <text:time style:data-style-name="N2" text:time-value="01:19:28.8514159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creation-date>2025-05-08T18:37:18Z</meta:creation-date>
    <dc:date>2025-05-13T02:52:40.539117600</dc:date>
    <meta:editing-cycles>60</meta:editing-cycles>
    <meta:editing-duration>PT11H23S</meta:editing-duration>
    <meta:document-statistic meta:table-count="1" meta:cell-count="113" meta:object-count="0"/>
  </office:meta>
</office:document-meta>
</file>